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54cm" svg:height="1.27cm" svg:x="10.266cm" svg:y="4.81cm">
          <text:p text:style-name="P1"><text:span text:style-name="T1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" draw:layer="layout" svg:width="1.905cm" svg:height="1.905cm" svg:x="6.832cm" svg:y="4.489cm">
          <text:p text:style-name="P1"><text:span text:style-name="T1">sadrž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8.737cm" svg:y1="5.441cm" svg:x2="10.266cm" svg:y2="5.445cm" draw:start-shape="id1" draw:start-glue-point="7" draw:end-shape="id2" draw:end-glue-point="3">
          <text:p text:style-name="P5"/>
        </draw:connector>
        <draw:frame draw:style-name="gr3" draw:text-style-name="P6" draw:layer="layout" svg:width="0.697cm" svg:height="0.776cm" svg:x="5.304cm" svg:y="4.668cm">
          <draw:text-box>
            <text:p text:style-name="P5"><text:span text:style-name="T2">1</text:span></text:p>
          </draw:text-box>
        </draw:frame>
        <draw:connector draw:style-name="gr2" draw:text-style-name="P4" draw:layer="layout" svg:x1="6.832cm" svg:y1="5.441cm" svg:x2="5.181cm" svg:y2="5.445cm" draw:start-shape="id1" draw:start-glue-point="5" draw:end-shape="id3" draw:end-glue-point="1">
          <text:p text:style-name="P5"/>
        </draw:connector>
        <draw:frame draw:style-name="gr3" draw:text-style-name="P6" draw:layer="layout" svg:width="0.756cm" svg:height="0.776cm" svg:x="9.569cm" svg:y="4.669cm">
          <draw:text-box>
            <text:p text:style-name="P5"><text:span text:style-name="T2">N</text:span></text:p>
          </draw:text-box>
        </draw:frame>
        <draw:custom-shape draw:style-name="gr1" draw:text-style-name="P2" draw:id="id3" draw:layer="layout" svg:width="2.54cm" svg:height="1.27cm" svg:x="2.641cm" svg:y="4.81cm"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04T17:32:43</dc:date>
    <meta:editing-cycles>3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